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Lua</text:p>
      <text:p text:style-name="Author">Sergio Pedro Rodrigues Oliveira</text:p>
      <text:p text:style-name="Date">14 jun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Lua.<text:line-break/></text:p>
      <text:h text:style-name="Heading_20_1" text:outline-level="1"><text:bookmark-start text:name="referência"/>2 REFERÊNCIA<text:bookmark-end text:name="referência"/></text:h>
      <text:p text:style-name="First_20_paragraph">Livro: Introdução à Linguagem Lua<text:line-break/>Editora: Novatec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Lua</dc:title>
    <dc:description/>
    <dc:subject/>
    <meta:keyword/>
    <meta:initial-creator>Sergio Pedro Rodrigues Oliveira</meta:initial-creator>
    <dc:creator>Sergio Pedro Rodrigues Oliveira</dc:creator>
    <meta:creation-date>2023-06-14T11:00:42Z</meta:creation-date>
    <dc:date>2023-06-14T11:00:42Z</dc:date>
    <meta:user-defined meta:name="date" meta:value-type="string">14 junho 2023</meta:user-defined>
    <meta:user-defined meta:name="output" meta:value-type="string"/>
  </office:meta>
</office:document-meta>
</file>